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MathJax Main" svg:font-family="'MathJax Main'"/>
    <style:font-face style:name="MathJax Math-italic" svg:font-family="'MathJax Math-italic'"/>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2" style:family="paragraph" style:parent-style-name="Preformatted_20_Text">
      <loext:graphic-properties draw:fill="solid" draw:fill-color="#efefef" draw:opacity="100%"/>
      <style:paragraph-properties fo:margin-top="0cm" fo:margin-bottom="0cm" style:contextual-spacing="false" fo:orphans="2" fo:widows="2" fo:background-color="#efefef"/>
      <style:text-properties fo:font-variant="normal" fo:text-transform="none" fo:color="#880000" loext:opacity="100%" style:font-name="Consolas1" fo:font-size="7.19999980926514pt" fo:letter-spacing="normal" fo:font-style="normal" fo:font-weight="normal" loext:padding="0.049cm" loext:border="0.06pt solid #888888"/>
    </style:style>
    <style:style style:name="P3"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12.6000003814697pt" fo:letter-spacing="normal" fo:font-style="normal" fo:font-weight="normal" loext:padding="0cm" loext:border="none"/>
    </style:style>
    <style:style style:name="P4"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Standard">
      <style:paragraph-properties fo:margin-top="0cm" fo:margin-bottom="0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Standard">
      <style:paragraph-properties fo:margin-top="0cm" fo:margin-bottom="0.499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8"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11" style:family="paragraph" style:parent-style-name="Text_20_body">
      <style:paragraph-properties fo:margin-left="0cm" fo:margin-right="0cm" fo:margin-top="0cm" fo:margin-bottom="0cm" style:contextual-spacing="false" fo:orphans="2" fo:widows="2" fo:text-indent="0cm" style:auto-text-indent="false"/>
      <style:text-properties fo:text-transform="lowercase" fo:color="#222222" loext:opacity="100%" style:font-name="Consolas" fo:letter-spacing="normal" fo:font-style="normal" fo:font-weight="bold" loext:padding-left="0cm" loext:padding-right="0cm" loext:padding-top="0cm" loext:padding-bottom="0.049cm" loext:border-left="none" loext:border-right="none" loext:border-top="none" loext:border-bottom="0.06pt solid #888888"/>
    </style:style>
    <style:style style:name="P12" style:family="paragraph" style:parent-style-name="Text_20_body">
      <style:paragraph-properties fo:margin-left="0.021cm" fo:margin-right="0.021cm" fo:margin-top="0.021cm" fo:margin-bottom="0.021cm" style:contextual-spacing="false" fo:line-height="110%" fo:orphans="2" fo:widows="2" fo:text-indent="0cm" style:auto-text-indent="false"/>
      <style:text-properties fo:color="#888888" loext:opacity="100%" loext:padding="0.064cm" loext:border="0.06pt solid #b9b9b9"/>
    </style:style>
    <style:style style:name="T1" style:family="text">
      <style:text-properties fo:font-weight="bold"/>
    </style:style>
    <style:style style:name="T2" style:family="text">
      <style:text-properties fo:color="#000000" loext:opacity="100%" style:text-line-through-style="none" style:text-line-through-type="none" style:font-name="MathJax Main" fo:font-size="9.60000038146973pt" style:text-underline-style="none" style:text-blinking="false"/>
    </style:style>
    <style:style style:name="T3" style:family="text">
      <style:text-properties fo:color="#000000" loext:opacity="100%" style:text-line-through-style="none" style:text-line-through-type="none" style:font-name="MathJax Main" fo:font-size="6.59999990463257pt" style:text-underline-style="none" style:text-blinking="false"/>
    </style:style>
    <style:style style:name="T4" style:family="text">
      <style:text-properties fo:color="#000000" loext:opacity="100%" style:text-line-through-style="none" style:text-line-through-type="none" style:font-name="MathJax Math-italic" fo:font-size="9.60000038146973pt" style:text-underline-style="none" style:text-blinking="false"/>
    </style:style>
    <style:style style:name="T5" style:family="text">
      <style:text-properties fo:color="#000000" loext:opacity="100%" style:text-line-through-style="none" style:text-line-through-type="none" style:font-name="MathJax Math-italic" fo:font-size="6.59999990463257pt" style:text-underline-style="none" style:text-blinking="false"/>
    </style:style>
    <style:style style:name="T6" style:family="text">
      <style:text-properties fo:color="#000000" loext:opacity="100%" style:text-line-through-style="none" style:text-line-through-type="none" fo:font-size="9.60000038146973pt" style:text-underline-style="none" style:text-blinking="false"/>
    </style:style>
    <style:style style:name="T7" style:family="text">
      <style:text-properties fo:color="#000000" loext:opacity="100%" style:text-line-through-style="none" style:text-line-through-type="none" style:text-underline-style="none" style:text-blink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ffects of Anti Pimples</text:p>
      <text:p text:style-name="P4">time limit per test</text:p>
      <text:p text:style-name="P5">2 seconds</text:p>
      <text:p text:style-name="P4">memory limit per test</text:p>
      <text:p text:style-name="P5">256 megabytes</text:p>
      <text:p text:style-name="P4">input</text:p>
      <text:p text:style-name="P5">standard input</text:p>
      <text:p text:style-name="P4">output</text:p>
      <text:p text:style-name="P6">standard output</text:p>
      <text:p text:style-name="P7">Chaneka has an array <text:bookmark text:name="MathJax-Element-1-Frame"/><text:bookmark text:name="MathJax-Span-1"/><text:bookmark text:name="MathJax-Span-2"/><text:bookmark text:name="MathJax-Span-3"/><text:span text:style-name="T2">[</text:span><text:bookmark text:name="MathJax-Span-4"/><text:bookmark text:name="MathJax-Span-5"/><text:span text:style-name="T4">a</text:span><text:bookmark text:name="MathJax-Span-6"/><text:span text:style-name="T3">1</text:span><text:bookmark text:name="MathJax-Span-7"/><text:span text:style-name="T2">,</text:span><text:bookmark text:name="MathJax-Span-8"/><text:bookmark text:name="MathJax-Span-9"/><text:span text:style-name="T4">a</text:span><text:bookmark text:name="MathJax-Span-10"/><text:span text:style-name="T3">2</text:span><text:bookmark text:name="MathJax-Span-11"/><text:span text:style-name="T2">,</text:span><text:bookmark text:name="MathJax-Span-12"/><text:span text:style-name="T6">…</text:span><text:bookmark text:name="MathJax-Span-13"/><text:span text:style-name="T2">,</text:span><text:bookmark text:name="MathJax-Span-14"/><text:bookmark text:name="MathJax-Span-15"/><text:span text:style-name="T4">a</text:span><text:bookmark text:name="MathJax-Span-16"/><text:span text:style-name="T5">n</text:span><text:bookmark text:name="MathJax-Span-17"/><text:span text:style-name="T2">]</text:span><text:span text:style-name="T7">[�1,�2,…,��]</text:span>. Initially, all elements are white. Chaneka will choose one or more different indices and colour the elements at those chosen indices black. Then, she will choose all white elements whose indices are multiples of the index of <text:span text:style-name="T1">at least one</text:span> black element and colour those elements green. After that, her score is the <text:span text:style-name="T1">maximum</text:span> value of <text:bookmark text:name="MathJax-Element-2-Frame"/><text:bookmark text:name="MathJax-Span-18"/><text:bookmark text:name="MathJax-Span-19"/><text:bookmark text:name="MathJax-Span-20"/><text:bookmark text:name="MathJax-Span-21"/><text:span text:style-name="T4">a</text:span><text:bookmark text:name="MathJax-Span-22"/><text:span text:style-name="T5">i</text:span><text:span text:style-name="T7">��</text:span> out of all black and green elements.</text:p>
      <text:p text:style-name="P7">There are <text:bookmark text:name="MathJax-Element-3-Frame"/><text:bookmark text:name="MathJax-Span-23"/><text:bookmark text:name="MathJax-Span-24"/><text:bookmark text:name="MathJax-Span-25"/><text:bookmark text:name="MathJax-Span-26"/><text:span text:style-name="T2">2</text:span><text:bookmark text:name="MathJax-Span-27"/><text:span text:style-name="T5">n</text:span><text:bookmark text:name="MathJax-Span-28"/><text:span text:style-name="T6">−</text:span><text:bookmark text:name="MathJax-Span-29"/><text:span text:style-name="T2">1</text:span><text:span text:style-name="T7">2�−1</text:span> ways for Chaneka to choose the black indices. Find the sum of scores for all possible ways Chaneka can choose the black indices. Since the answer can be very big, print the answer modulo <text:bookmark text:name="MathJax-Element-4-Frame"/><text:bookmark text:name="MathJax-Span-30"/><text:bookmark text:name="MathJax-Span-31"/><text:bookmark text:name="MathJax-Span-32"/><text:span text:style-name="T2">998</text:span><text:bookmark text:name="MathJax-Span-33"/><text:bookmark text:name="MathJax-Span-34"/><text:span text:style-name="T2">244</text:span><text:bookmark text:name="MathJax-Span-35"/><text:bookmark text:name="MathJax-Span-36"/><text:span text:style-name="T2">353</text:span><text:span text:style-name="T7">998244353</text:span>.</text:p>
      <text:p text:style-name="P10">Input</text:p>
      <text:p text:style-name="P7">The first line contains a single integer <text:bookmark text:name="MathJax-Element-5-Frame"/><text:bookmark text:name="MathJax-Span-37"/><text:bookmark text:name="MathJax-Span-38"/><text:bookmark text:name="MathJax-Span-39"/><text:span text:style-name="T4">n</text:span><text:span text:style-name="T7">�</text:span> (<text:bookmark text:name="MathJax-Element-6-Frame"/><text:bookmark text:name="MathJax-Span-40"/><text:bookmark text:name="MathJax-Span-41"/><text:bookmark text:name="MathJax-Span-42"/><text:span text:style-name="T2">1</text:span><text:bookmark text:name="MathJax-Span-43"/><text:span text:style-name="T6">≤</text:span><text:bookmark text:name="MathJax-Span-44"/><text:span text:style-name="T4">n</text:span><text:bookmark text:name="MathJax-Span-45"/><text:span text:style-name="T6">≤</text:span><text:bookmark text:name="MathJax-Span-46"/><text:bookmark text:name="MathJax-Span-47"/><text:span text:style-name="T2">10</text:span><text:bookmark text:name="MathJax-Span-48"/><text:span text:style-name="T3">5</text:span><text:span text:style-name="T7">1≤�≤105</text:span>) — the size of array <text:bookmark text:name="MathJax-Element-7-Frame"/><text:bookmark text:name="MathJax-Span-49"/><text:bookmark text:name="MathJax-Span-50"/><text:bookmark text:name="MathJax-Span-51"/><text:span text:style-name="T4">a</text:span><text:span text:style-name="T7">�</text:span>.</text:p>
      <text:p text:style-name="P7">The second line contains <text:bookmark text:name="MathJax-Element-8-Frame"/><text:bookmark text:name="MathJax-Span-52"/><text:bookmark text:name="MathJax-Span-53"/><text:bookmark text:name="MathJax-Span-54"/><text:span text:style-name="T4">n</text:span><text:span text:style-name="T7">�</text:span> integers <text:bookmark text:name="MathJax-Element-9-Frame"/><text:bookmark text:name="MathJax-Span-55"/><text:bookmark text:name="MathJax-Span-56"/><text:bookmark text:name="MathJax-Span-57"/><text:bookmark text:name="MathJax-Span-58"/><text:span text:style-name="T4">a</text:span><text:bookmark text:name="MathJax-Span-59"/><text:span text:style-name="T3">1</text:span><text:bookmark text:name="MathJax-Span-60"/><text:span text:style-name="T2">,</text:span><text:bookmark text:name="MathJax-Span-61"/><text:bookmark text:name="MathJax-Span-62"/><text:span text:style-name="T4">a</text:span><text:bookmark text:name="MathJax-Span-63"/><text:span text:style-name="T3">2</text:span><text:bookmark text:name="MathJax-Span-64"/><text:span text:style-name="T2">,</text:span><text:bookmark text:name="MathJax-Span-65"/><text:bookmark text:name="MathJax-Span-66"/><text:span text:style-name="T4">a</text:span><text:bookmark text:name="MathJax-Span-67"/><text:span text:style-name="T3">3</text:span><text:bookmark text:name="MathJax-Span-68"/><text:span text:style-name="T2">,</text:span><text:bookmark text:name="MathJax-Span-69"/><text:span text:style-name="T6">…</text:span><text:bookmark text:name="MathJax-Span-70"/><text:span text:style-name="T2">,</text:span><text:bookmark text:name="MathJax-Span-71"/><text:bookmark text:name="MathJax-Span-72"/><text:span text:style-name="T4">a</text:span><text:bookmark text:name="MathJax-Span-73"/><text:span text:style-name="T5">n</text:span><text:span text:style-name="T7">�1,�2,�3,…,��</text:span> (<text:bookmark text:name="MathJax-Element-10-Frame"/><text:bookmark text:name="MathJax-Span-74"/><text:bookmark text:name="MathJax-Span-75"/><text:bookmark text:name="MathJax-Span-76"/><text:span text:style-name="T2">0</text:span><text:bookmark text:name="MathJax-Span-77"/><text:span text:style-name="T6">≤</text:span><text:bookmark text:name="MathJax-Span-78"/><text:bookmark text:name="MathJax-Span-79"/><text:span text:style-name="T4">a</text:span><text:bookmark text:name="MathJax-Span-80"/><text:span text:style-name="T5">i</text:span><text:bookmark text:name="MathJax-Span-81"/><text:span text:style-name="T6">≤</text:span><text:bookmark text:name="MathJax-Span-82"/><text:bookmark text:name="MathJax-Span-83"/><text:span text:style-name="T2">10</text:span><text:bookmark text:name="MathJax-Span-84"/><text:span text:style-name="T3">5</text:span><text:span text:style-name="T7">0≤��≤105</text:span>).</text:p>
      <text:p text:style-name="P10">Output</text:p>
      <text:p text:style-name="P7">An integer representing the sum of scores for all possible ways Chaneka can choose the black indices, modulo <text:bookmark text:name="MathJax-Element-11-Frame"/><text:bookmark text:name="MathJax-Span-85"/><text:bookmark text:name="MathJax-Span-86"/><text:bookmark text:name="MathJax-Span-87"/><text:span text:style-name="T2">998</text:span><text:bookmark text:name="MathJax-Span-88"/><text:bookmark text:name="MathJax-Span-89"/><text:span text:style-name="T2">244</text:span><text:bookmark text:name="MathJax-Span-90"/><text:bookmark text:name="MathJax-Span-91"/><text:span text:style-name="T2">353</text:span><text:span text:style-name="T7">998244353</text:span>.</text:p>
      <text:p text:style-name="P9">Examples</text:p>
      <text:p text:style-name="P11">input</text:p>
      <text:section text:style-name="Sect1" text:name="id0033675269779981787">
        <text:p text:style-name="P12">Copy</text:p>
      </text:section>
      <text:p text:style-name="P1"><text:bookmark text:name="id004480102718364072"/>4</text:p>
      <text:p text:style-name="P2">19 14 19 9</text:p>
      <text:p text:style-name="P11">output</text:p>
      <text:section text:style-name="Sect1" text:name="id002788303367442717">
        <text:p text:style-name="P12">Copy</text:p>
      </text:section>
      <text:p text:style-name="P1"><text:bookmark text:name="id004606563231939256"/>265</text:p>
      <text:p text:style-name="P11">input</text:p>
      <text:section text:style-name="Sect1" text:name="id008669487540262191">
        <text:p text:style-name="P12">Copy</text:p>
      </text:section>
      <text:p text:style-name="P1"><text:bookmark text:name="id008534798514761015"/>1</text:p>
      <text:p text:style-name="P2">0</text:p>
      <text:p text:style-name="P11">output</text:p>
      <text:section text:style-name="Sect1" text:name="id003054555346006138">
        <text:p text:style-name="P12">Copy</text:p>
      </text:section>
      <text:p text:style-name="P1"><text:bookmark text:name="id0018158735797894776"/>0</text:p>
      <text:p text:style-name="P11">input</text:p>
      <text:section text:style-name="Sect1" text:name="id0014935196501029124">
        <text:p text:style-name="P12">Copy</text:p>
      </text:section>
      <text:p text:style-name="P1"><text:bookmark text:name="id0049465383539658436"/>15</text:p>
      <text:p text:style-name="P2">90000 9000 99000 900 90900 9900 99900 90 90090 9090 99090 990 90990 9990 99990</text:p>
      <text:p text:style-name="P11">output</text:p>
      <text:section text:style-name="Sect1" text:name="id0048455992452115804">
        <text:p text:style-name="P12">Copy</text:p>
      </text:section>
      <text:p text:style-name="P1"><text:bookmark text:name="id0009505155720248704"/>266012571</text:p>
      <text:p text:style-name="P10">Note</text:p>
      <text:p text:style-name="P7">In the first example, below are the <text:bookmark text:name="MathJax-Element-12-Frame"/><text:bookmark text:name="MathJax-Span-92"/><text:bookmark text:name="MathJax-Span-93"/><text:bookmark text:name="MathJax-Span-94"/><text:span text:style-name="T2">15</text:span><text:span text:style-name="T7">15</text:span> possible ways to choose the black indices:</text:p>
      <text:list xml:id="list3324007135" text:style-name="L1">
        <text:list-item>
          <text:p text:style-name="P8">Index <text:bookmark text:name="MathJax-Element-13-Frame"/><text:bookmark text:name="MathJax-Span-95"/><text:bookmark text:name="MathJax-Span-96"/><text:bookmark text:name="MathJax-Span-97"/><text:span text:style-name="T2">1</text:span><text:span text:style-name="T7">1</text:span> is black. Indices <text:bookmark text:name="MathJax-Element-14-Frame"/><text:bookmark text:name="MathJax-Span-98"/><text:bookmark text:name="MathJax-Span-99"/><text:bookmark text:name="MathJax-Span-100"/><text:span text:style-name="T2">2</text:span><text:span text:style-name="T7">2</text:span>, <text:bookmark text:name="MathJax-Element-15-Frame"/><text:bookmark text:name="MathJax-Span-101"/><text:bookmark text:name="MathJax-Span-102"/><text:bookmark text:name="MathJax-Span-103"/><text:span text:style-name="T2">3</text:span><text:span text:style-name="T7">3</text:span>, and <text:bookmark text:name="MathJax-Element-16-Frame"/><text:bookmark text:name="MathJax-Span-104"/><text:bookmark text:name="MathJax-Span-105"/><text:bookmark text:name="MathJax-Span-106"/><text:span text:style-name="T2">4</text:span><text:span text:style-name="T7">4</text:span> are green. Maximum value among them is <text:bookmark text:name="MathJax-Element-17-Frame"/><text:bookmark text:name="MathJax-Span-107"/><text:bookmark text:name="MathJax-Span-108"/><text:bookmark text:name="MathJax-Span-109"/><text:span text:style-name="T2">19</text:span><text:span text:style-name="T7">19</text:span>.</text:p>
        </text:list-item>
        <text:list-item>
          <text:p text:style-name="P8">Index <text:bookmark text:name="MathJax-Element-18-Frame"/><text:bookmark text:name="MathJax-Span-110"/><text:bookmark text:name="MathJax-Span-111"/><text:bookmark text:name="MathJax-Span-112"/><text:span text:style-name="T2">2</text:span><text:span text:style-name="T7">2</text:span> is black. Index <text:bookmark text:name="MathJax-Element-19-Frame"/><text:bookmark text:name="MathJax-Span-113"/><text:bookmark text:name="MathJax-Span-114"/><text:bookmark text:name="MathJax-Span-115"/><text:span text:style-name="T2">4</text:span><text:span text:style-name="T7">4</text:span> is green. Maximum value among them is <text:bookmark text:name="MathJax-Element-20-Frame"/><text:bookmark text:name="MathJax-Span-116"/><text:bookmark text:name="MathJax-Span-117"/><text:bookmark text:name="MathJax-Span-118"/><text:span text:style-name="T2">14</text:span><text:span text:style-name="T7">14</text:span>.</text:p>
        </text:list-item>
        <text:list-item>
          <text:p text:style-name="P8">Index <text:bookmark text:name="MathJax-Element-21-Frame"/><text:bookmark text:name="MathJax-Span-119"/><text:bookmark text:name="MathJax-Span-120"/><text:bookmark text:name="MathJax-Span-121"/><text:span text:style-name="T2">3</text:span><text:span text:style-name="T7">3</text:span> is black. Maximum value among them is <text:bookmark text:name="MathJax-Element-22-Frame"/><text:bookmark text:name="MathJax-Span-122"/><text:bookmark text:name="MathJax-Span-123"/><text:bookmark text:name="MathJax-Span-124"/><text:span text:style-name="T2">19</text:span><text:span text:style-name="T7">19</text:span>.</text:p>
        </text:list-item>
        <text:list-item>
          <text:p text:style-name="P8">Index <text:bookmark text:name="MathJax-Element-23-Frame"/><text:bookmark text:name="MathJax-Span-125"/><text:bookmark text:name="MathJax-Span-126"/><text:bookmark text:name="MathJax-Span-127"/><text:span text:style-name="T2">4</text:span><text:span text:style-name="T7">4</text:span> is black. Maximum value among them is <text:bookmark text:name="MathJax-Element-24-Frame"/><text:bookmark text:name="MathJax-Span-128"/><text:bookmark text:name="MathJax-Span-129"/><text:bookmark text:name="MathJax-Span-130"/><text:span text:style-name="T2">9</text:span><text:span text:style-name="T7">9</text:span>.</text:p>
        </text:list-item>
        <text:list-item>
          <text:p text:style-name="P8">Indices <text:bookmark text:name="MathJax-Element-25-Frame"/><text:bookmark text:name="MathJax-Span-131"/><text:bookmark text:name="MathJax-Span-132"/><text:bookmark text:name="MathJax-Span-133"/><text:span text:style-name="T2">1</text:span><text:span text:style-name="T7">1</text:span> and <text:bookmark text:name="MathJax-Element-26-Frame"/><text:bookmark text:name="MathJax-Span-134"/><text:bookmark text:name="MathJax-Span-135"/><text:bookmark text:name="MathJax-Span-136"/><text:span text:style-name="T2">2</text:span><text:span text:style-name="T7">2</text:span> are black. Indices <text:bookmark text:name="MathJax-Element-27-Frame"/><text:bookmark text:name="MathJax-Span-137"/><text:bookmark text:name="MathJax-Span-138"/><text:bookmark text:name="MathJax-Span-139"/><text:span text:style-name="T2">3</text:span><text:span text:style-name="T7">3</text:span> and <text:bookmark text:name="MathJax-Element-28-Frame"/><text:bookmark text:name="MathJax-Span-140"/><text:bookmark text:name="MathJax-Span-141"/><text:bookmark text:name="MathJax-Span-142"/><text:span text:style-name="T2">4</text:span><text:span text:style-name="T7">4</text:span> are green. Maximum value among them is <text:bookmark text:name="MathJax-Element-29-Frame"/><text:bookmark text:name="MathJax-Span-143"/><text:bookmark text:name="MathJax-Span-144"/><text:bookmark text:name="MathJax-Span-145"/><text:span text:style-name="T2">19</text:span><text:span text:style-name="T7">19</text:span>.</text:p>
        </text:list-item>
        <text:list-item>
          <text:p text:style-name="P8">Indices <text:bookmark text:name="MathJax-Element-30-Frame"/><text:bookmark text:name="MathJax-Span-146"/><text:bookmark text:name="MathJax-Span-147"/><text:bookmark text:name="MathJax-Span-148"/><text:span text:style-name="T2">1</text:span><text:span text:style-name="T7">1</text:span> and <text:bookmark text:name="MathJax-Element-31-Frame"/><text:bookmark text:name="MathJax-Span-149"/><text:bookmark text:name="MathJax-Span-150"/><text:bookmark text:name="MathJax-Span-151"/><text:span text:style-name="T2">3</text:span><text:span text:style-name="T7">3</text:span> are black. Indices <text:bookmark text:name="MathJax-Element-32-Frame"/><text:bookmark text:name="MathJax-Span-152"/><text:bookmark text:name="MathJax-Span-153"/><text:bookmark text:name="MathJax-Span-154"/><text:span text:style-name="T2">2</text:span><text:span text:style-name="T7">2</text:span> and <text:bookmark text:name="MathJax-Element-33-Frame"/><text:bookmark text:name="MathJax-Span-155"/><text:bookmark text:name="MathJax-Span-156"/><text:bookmark text:name="MathJax-Span-157"/><text:span text:style-name="T2">4</text:span><text:span text:style-name="T7">4</text:span> are green. Maximum value among them is <text:bookmark text:name="MathJax-Element-34-Frame"/><text:bookmark text:name="MathJax-Span-158"/><text:bookmark text:name="MathJax-Span-159"/><text:bookmark text:name="MathJax-Span-160"/><text:span text:style-name="T2">19</text:span><text:span text:style-name="T7">19</text:span>.</text:p>
        </text:list-item>
        <text:list-item>
          <text:p text:style-name="P8">Indices <text:bookmark text:name="MathJax-Element-35-Frame"/><text:bookmark text:name="MathJax-Span-161"/><text:bookmark text:name="MathJax-Span-162"/><text:bookmark text:name="MathJax-Span-163"/><text:span text:style-name="T2">1</text:span><text:span text:style-name="T7">1</text:span> and <text:bookmark text:name="MathJax-Element-36-Frame"/><text:bookmark text:name="MathJax-Span-164"/><text:bookmark text:name="MathJax-Span-165"/><text:bookmark text:name="MathJax-Span-166"/><text:span text:style-name="T2">4</text:span><text:span text:style-name="T7">4</text:span> are black. Indices <text:bookmark text:name="MathJax-Element-37-Frame"/><text:bookmark text:name="MathJax-Span-167"/><text:bookmark text:name="MathJax-Span-168"/><text:bookmark text:name="MathJax-Span-169"/><text:span text:style-name="T2">2</text:span><text:span text:style-name="T7">2</text:span> and <text:bookmark text:name="MathJax-Element-38-Frame"/><text:bookmark text:name="MathJax-Span-170"/><text:bookmark text:name="MathJax-Span-171"/><text:bookmark text:name="MathJax-Span-172"/><text:span text:style-name="T2">3</text:span><text:span text:style-name="T7">3</text:span> are green. Maximum value among them is <text:bookmark text:name="MathJax-Element-39-Frame"/><text:bookmark text:name="MathJax-Span-173"/><text:bookmark text:name="MathJax-Span-174"/><text:bookmark text:name="MathJax-Span-175"/><text:span text:style-name="T2">19</text:span><text:span text:style-name="T7">19</text:span>.</text:p>
        </text:list-item>
        <text:list-item>
          <text:p text:style-name="P8">Indices <text:bookmark text:name="MathJax-Element-40-Frame"/><text:bookmark text:name="MathJax-Span-176"/><text:bookmark text:name="MathJax-Span-177"/><text:bookmark text:name="MathJax-Span-178"/><text:span text:style-name="T2">2</text:span><text:span text:style-name="T7">2</text:span> and <text:bookmark text:name="MathJax-Element-41-Frame"/><text:bookmark text:name="MathJax-Span-179"/><text:bookmark text:name="MathJax-Span-180"/><text:bookmark text:name="MathJax-Span-181"/><text:span text:style-name="T2">3</text:span><text:span text:style-name="T7">3</text:span> are black. Index <text:bookmark text:name="MathJax-Element-42-Frame"/><text:bookmark text:name="MathJax-Span-182"/><text:bookmark text:name="MathJax-Span-183"/><text:bookmark text:name="MathJax-Span-184"/><text:span text:style-name="T2">4</text:span><text:span text:style-name="T7">4</text:span> is green. Maximum value among them is <text:bookmark text:name="MathJax-Element-43-Frame"/><text:bookmark text:name="MathJax-Span-185"/><text:bookmark text:name="MathJax-Span-186"/><text:bookmark text:name="MathJax-Span-187"/><text:span text:style-name="T2">19</text:span><text:span text:style-name="T7">19</text:span>.</text:p>
        </text:list-item>
        <text:list-item>
          <text:p text:style-name="P8">Indices <text:bookmark text:name="MathJax-Element-44-Frame"/><text:bookmark text:name="MathJax-Span-188"/><text:bookmark text:name="MathJax-Span-189"/><text:bookmark text:name="MathJax-Span-190"/><text:span text:style-name="T2">2</text:span><text:span text:style-name="T7">2</text:span> and <text:bookmark text:name="MathJax-Element-45-Frame"/><text:bookmark text:name="MathJax-Span-191"/><text:bookmark text:name="MathJax-Span-192"/><text:bookmark text:name="MathJax-Span-193"/><text:span text:style-name="T2">4</text:span><text:span text:style-name="T7">4</text:span> are black. Maximum value among them is <text:bookmark text:name="MathJax-Element-46-Frame"/><text:bookmark text:name="MathJax-Span-194"/><text:bookmark text:name="MathJax-Span-195"/><text:bookmark text:name="MathJax-Span-196"/><text:span text:style-name="T2">14</text:span><text:span text:style-name="T7">14</text:span>.</text:p>
        </text:list-item>
        <text:list-item>
          <text:p text:style-name="P8"><text:soft-page-break/>Indices <text:bookmark text:name="MathJax-Element-47-Frame"/><text:bookmark text:name="MathJax-Span-197"/><text:bookmark text:name="MathJax-Span-198"/><text:bookmark text:name="MathJax-Span-199"/><text:span text:style-name="T2">3</text:span><text:span text:style-name="T7">3</text:span> and <text:bookmark text:name="MathJax-Element-48-Frame"/><text:bookmark text:name="MathJax-Span-200"/><text:bookmark text:name="MathJax-Span-201"/><text:bookmark text:name="MathJax-Span-202"/><text:span text:style-name="T2">4</text:span><text:span text:style-name="T7">4</text:span> are black. Maximum value among them is <text:bookmark text:name="MathJax-Element-49-Frame"/><text:bookmark text:name="MathJax-Span-203"/><text:bookmark text:name="MathJax-Span-204"/><text:bookmark text:name="MathJax-Span-205"/><text:span text:style-name="T2">19</text:span><text:span text:style-name="T7">19</text:span>.</text:p>
        </text:list-item>
        <text:list-item>
          <text:p text:style-name="P8">Indices <text:bookmark text:name="MathJax-Element-50-Frame"/><text:bookmark text:name="MathJax-Span-206"/><text:bookmark text:name="MathJax-Span-207"/><text:bookmark text:name="MathJax-Span-208"/><text:span text:style-name="T2">1</text:span><text:span text:style-name="T7">1</text:span>, <text:bookmark text:name="MathJax-Element-51-Frame"/><text:bookmark text:name="MathJax-Span-209"/><text:bookmark text:name="MathJax-Span-210"/><text:bookmark text:name="MathJax-Span-211"/><text:span text:style-name="T2">2</text:span><text:span text:style-name="T7">2</text:span>, and <text:bookmark text:name="MathJax-Element-52-Frame"/><text:bookmark text:name="MathJax-Span-212"/><text:bookmark text:name="MathJax-Span-213"/><text:bookmark text:name="MathJax-Span-214"/><text:span text:style-name="T2">3</text:span><text:span text:style-name="T7">3</text:span> are black. Index <text:bookmark text:name="MathJax-Element-53-Frame"/><text:bookmark text:name="MathJax-Span-215"/><text:bookmark text:name="MathJax-Span-216"/><text:bookmark text:name="MathJax-Span-217"/><text:span text:style-name="T2">4</text:span><text:span text:style-name="T7">4</text:span> is green. Maximum value among them is <text:bookmark text:name="MathJax-Element-54-Frame"/><text:bookmark text:name="MathJax-Span-218"/><text:bookmark text:name="MathJax-Span-219"/><text:bookmark text:name="MathJax-Span-220"/><text:span text:style-name="T2">19</text:span><text:span text:style-name="T7">19</text:span>.</text:p>
        </text:list-item>
        <text:list-item>
          <text:p text:style-name="P8">Indices <text:bookmark text:name="MathJax-Element-55-Frame"/><text:bookmark text:name="MathJax-Span-221"/><text:bookmark text:name="MathJax-Span-222"/><text:bookmark text:name="MathJax-Span-223"/><text:span text:style-name="T2">1</text:span><text:span text:style-name="T7">1</text:span>, <text:bookmark text:name="MathJax-Element-56-Frame"/><text:bookmark text:name="MathJax-Span-224"/><text:bookmark text:name="MathJax-Span-225"/><text:bookmark text:name="MathJax-Span-226"/><text:span text:style-name="T2">2</text:span><text:span text:style-name="T7">2</text:span>, and <text:bookmark text:name="MathJax-Element-57-Frame"/><text:bookmark text:name="MathJax-Span-227"/><text:bookmark text:name="MathJax-Span-228"/><text:bookmark text:name="MathJax-Span-229"/><text:span text:style-name="T2">4</text:span><text:span text:style-name="T7">4</text:span> are black. Index <text:bookmark text:name="MathJax-Element-58-Frame"/><text:bookmark text:name="MathJax-Span-230"/><text:bookmark text:name="MathJax-Span-231"/><text:bookmark text:name="MathJax-Span-232"/><text:span text:style-name="T2">3</text:span><text:span text:style-name="T7">3</text:span> is green. Maximum value among them is <text:bookmark text:name="MathJax-Element-59-Frame"/><text:bookmark text:name="MathJax-Span-233"/><text:bookmark text:name="MathJax-Span-234"/><text:bookmark text:name="MathJax-Span-235"/><text:span text:style-name="T2">19</text:span><text:span text:style-name="T7">19</text:span>.</text:p>
        </text:list-item>
        <text:list-item>
          <text:p text:style-name="P8">Indices <text:bookmark text:name="MathJax-Element-60-Frame"/><text:bookmark text:name="MathJax-Span-236"/><text:bookmark text:name="MathJax-Span-237"/><text:bookmark text:name="MathJax-Span-238"/><text:span text:style-name="T2">1</text:span><text:span text:style-name="T7">1</text:span>, <text:bookmark text:name="MathJax-Element-61-Frame"/><text:bookmark text:name="MathJax-Span-239"/><text:bookmark text:name="MathJax-Span-240"/><text:bookmark text:name="MathJax-Span-241"/><text:span text:style-name="T2">3</text:span><text:span text:style-name="T7">3</text:span>, and <text:bookmark text:name="MathJax-Element-62-Frame"/><text:bookmark text:name="MathJax-Span-242"/><text:bookmark text:name="MathJax-Span-243"/><text:bookmark text:name="MathJax-Span-244"/><text:span text:style-name="T2">4</text:span><text:span text:style-name="T7">4</text:span> are black. Index <text:bookmark text:name="MathJax-Element-63-Frame"/><text:bookmark text:name="MathJax-Span-245"/><text:bookmark text:name="MathJax-Span-246"/><text:bookmark text:name="MathJax-Span-247"/><text:span text:style-name="T2">2</text:span><text:span text:style-name="T7">2</text:span> is green. Maximum value among them is <text:bookmark text:name="MathJax-Element-64-Frame"/><text:bookmark text:name="MathJax-Span-248"/><text:bookmark text:name="MathJax-Span-249"/><text:bookmark text:name="MathJax-Span-250"/><text:span text:style-name="T2">19</text:span><text:span text:style-name="T7">19</text:span>.</text:p>
        </text:list-item>
        <text:list-item>
          <text:p text:style-name="P8">Indices <text:bookmark text:name="MathJax-Element-65-Frame"/><text:bookmark text:name="MathJax-Span-251"/><text:bookmark text:name="MathJax-Span-252"/><text:bookmark text:name="MathJax-Span-253"/><text:span text:style-name="T2">2</text:span><text:span text:style-name="T7">2</text:span>, <text:bookmark text:name="MathJax-Element-66-Frame"/><text:bookmark text:name="MathJax-Span-254"/><text:bookmark text:name="MathJax-Span-255"/><text:bookmark text:name="MathJax-Span-256"/><text:span text:style-name="T2">3</text:span><text:span text:style-name="T7">3</text:span>, and <text:bookmark text:name="MathJax-Element-67-Frame"/><text:bookmark text:name="MathJax-Span-257"/><text:bookmark text:name="MathJax-Span-258"/><text:bookmark text:name="MathJax-Span-259"/><text:span text:style-name="T2">4</text:span><text:span text:style-name="T7">4</text:span> are black. Maximum value among them is <text:bookmark text:name="MathJax-Element-68-Frame"/><text:bookmark text:name="MathJax-Span-260"/><text:bookmark text:name="MathJax-Span-261"/><text:bookmark text:name="MathJax-Span-262"/><text:span text:style-name="T2">19</text:span><text:span text:style-name="T7">19</text:span>.</text:p>
        </text:list-item>
        <text:list-item>
          <text:p text:style-name="P8">Indices <text:bookmark text:name="MathJax-Element-69-Frame"/><text:bookmark text:name="MathJax-Span-263"/><text:bookmark text:name="MathJax-Span-264"/><text:bookmark text:name="MathJax-Span-265"/><text:span text:style-name="T2">1</text:span><text:span text:style-name="T7">1</text:span>, <text:bookmark text:name="MathJax-Element-70-Frame"/><text:bookmark text:name="MathJax-Span-266"/><text:bookmark text:name="MathJax-Span-267"/><text:bookmark text:name="MathJax-Span-268"/><text:span text:style-name="T2">2</text:span><text:span text:style-name="T7">2</text:span>, <text:bookmark text:name="MathJax-Element-71-Frame"/><text:bookmark text:name="MathJax-Span-269"/><text:bookmark text:name="MathJax-Span-270"/><text:bookmark text:name="MathJax-Span-271"/><text:span text:style-name="T2">3</text:span><text:span text:style-name="T7">3</text:span>, and <text:bookmark text:name="MathJax-Element-72-Frame"/><text:bookmark text:name="MathJax-Span-272"/><text:bookmark text:name="MathJax-Span-273"/><text:bookmark text:name="MathJax-Span-274"/><text:span text:style-name="T2">4</text:span><text:span text:style-name="T7">4</text:span> are black. Maximum value among them is <text:bookmark text:name="MathJax-Element-73-Frame"/><text:bookmark text:name="MathJax-Span-275"/><text:bookmark text:name="MathJax-Span-276"/><text:bookmark text:name="MathJax-Span-277"/><text:span text:style-name="T2">19</text:span><text:span text:style-name="T7">19</text:span>.</text:p>
        </text:list-item>
      </text:list>
      <text:p text:style-name="P7">The total sum is <text:bookmark text:name="MathJax-Element-74-Frame"/><text:bookmark text:name="MathJax-Span-278"/><text:bookmark text:name="MathJax-Span-279"/><text:bookmark text:name="MathJax-Span-280"/><text:span text:style-name="T2">19</text:span><text:bookmark text:name="MathJax-Span-281"/><text:span text:style-name="T2">+</text:span><text:bookmark text:name="MathJax-Span-282"/><text:span text:style-name="T2">14</text:span><text:bookmark text:name="MathJax-Span-283"/><text:span text:style-name="T2">+</text:span><text:bookmark text:name="MathJax-Span-284"/><text:span text:style-name="T2">19</text:span><text:bookmark text:name="MathJax-Span-285"/><text:span text:style-name="T2">+</text:span><text:bookmark text:name="MathJax-Span-286"/><text:span text:style-name="T2">9</text:span><text:bookmark text:name="MathJax-Span-287"/><text:span text:style-name="T2">+</text:span><text:bookmark text:name="MathJax-Span-288"/><text:span text:style-name="T2">19</text:span><text:bookmark text:name="MathJax-Span-289"/><text:span text:style-name="T2">+</text:span><text:bookmark text:name="MathJax-Span-290"/><text:span text:style-name="T2">19</text:span><text:bookmark text:name="MathJax-Span-291"/><text:span text:style-name="T2">+</text:span><text:bookmark text:name="MathJax-Span-292"/><text:span text:style-name="T2">19</text:span><text:bookmark text:name="MathJax-Span-293"/><text:span text:style-name="T2">+</text:span><text:bookmark text:name="MathJax-Span-294"/><text:span text:style-name="T2">19</text:span><text:bookmark text:name="MathJax-Span-295"/><text:span text:style-name="T2">+</text:span><text:bookmark text:name="MathJax-Span-296"/><text:span text:style-name="T2">14</text:span><text:bookmark text:name="MathJax-Span-297"/><text:span text:style-name="T2">+</text:span><text:bookmark text:name="MathJax-Span-298"/><text:span text:style-name="T2">19</text:span><text:bookmark text:name="MathJax-Span-299"/><text:span text:style-name="T2">+</text:span><text:bookmark text:name="MathJax-Span-300"/><text:span text:style-name="T2">19</text:span><text:bookmark text:name="MathJax-Span-301"/><text:span text:style-name="T2">+</text:span><text:bookmark text:name="MathJax-Span-302"/><text:span text:style-name="T2">19</text:span><text:bookmark text:name="MathJax-Span-303"/><text:span text:style-name="T2">+</text:span><text:bookmark text:name="MathJax-Span-304"/><text:span text:style-name="T2">19</text:span><text:bookmark text:name="MathJax-Span-305"/><text:span text:style-name="T2">+</text:span><text:bookmark text:name="MathJax-Span-306"/><text:span text:style-name="T2">19</text:span><text:bookmark text:name="MathJax-Span-307"/><text:span text:style-name="T2">+</text:span><text:bookmark text:name="MathJax-Span-308"/><text:span text:style-name="T2">19</text:span><text:bookmark text:name="MathJax-Span-309"/><text:span text:style-name="T2">=</text:span><text:bookmark text:name="MathJax-Span-310"/><text:span text:style-name="T2">265</text:span><text:span text:style-name="T7">19+14+19+9+19+19+19+19+14+19+19+19+19+19+19=265</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style:font-face style:name="Consolas1" svg:font-family="Consolas, 'lucida console', 'andale mono', 'bitstream vera sans mono', 'courier new', Courier, monospace"/>
    <style:font-face style:name="Liberation Mono" svg:font-family="'Liberation Mono'" style:font-family-generic="modern" style:font-pitch="fixed"/>
    <style:font-face style:name="Liberation Serif" svg:font-family="'Liberation Serif'" style:font-family-generic="roman" style:font-pitch="variable"/>
    <style:font-face style:name="MathJax Main" svg:font-family="'MathJax Main'"/>
    <style:font-face style:name="MathJax Math-italic" svg:font-family="'MathJax Math-italic'"/>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08T06:52:53.108000000</dc:date>
    <meta:editing-duration>PT7S</meta:editing-duration>
    <meta:editing-cycles>1</meta:editing-cycles>
    <meta:document-statistic meta:table-count="0" meta:image-count="0" meta:object-count="0" meta:page-count="2" meta:paragraph-count="56" meta:word-count="470" meta:character-count="2593" meta:non-whitespace-character-count="2193"/>
    <meta:generator>LibreOffice/7.2.2.2$Windows_X86_64 LibreOffice_project/02b2acce88a210515b4a5bb2e46cbfb63fe97d56</meta:generator>
  </office:meta>
</office:document-meta>
</file>